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et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DTO.getChar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DTO.setInternetType( InternetType intern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DTO.setChargeInfo( String char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DTO.getIntern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